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Entrada" style:data-style-name="N0">
      <style:table-cell-properties fo:border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" style:family="table-cell" style:parent-style-name="Entrada" style:data-style-name="N0">
      <style:table-cell-properties fo:border="none" style:vertical-align="automatic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4" style:family="table-cell" style:parent-style-name="Entrada" style:data-style-name="N0">
      <style:table-cell-properties fo:border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5" style:family="table-cell" style:parent-style-name="Notas" style:data-style-name="N0">
      <style:table-cell-properties fo:border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6" style:family="table-cell" style:parent-style-name="Notas" style:data-style-name="N0">
      <style:table-cell-properties fo:border="none" style:vertical-align="automatic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7" style:family="table-cell" style:parent-style-name="Notas" style:data-style-name="N4">
      <style:table-cell-properties fo:border="none" fo:background-color="#D8D8D8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8" style:family="table-cell" style:parent-style-name="Notas" style:data-style-name="N4">
      <style:table-cell-properties fo:border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9" style:family="table-cell" style:parent-style-name="Notas" style:data-style-name="N14">
      <style:table-cell-properties fo:border="none" style:vertical-align="automatic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10" style:family="table-cell" style:parent-style-name="Notas" style:data-style-name="N2">
      <style:table-cell-properties fo:border="none" fo:background-color="#D8D8D8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11" style:family="table-cell" style:parent-style-name="Entrada" style:data-style-name="N0">
      <style:table-cell-properties fo:border="none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12" style:family="table-cell" style:parent-style-name="Notas" style:data-style-name="N0">
      <style:table-cell-properties fo:border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13" style:family="table-cell" style:parent-style-name="Notas" style:data-style-name="N0">
      <style:table-cell-properties fo:border="none" fo:background-color="#C2D69A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14" style:family="table-cell" style:parent-style-name="Notas" style:data-style-name="N2">
      <style:table-cell-properties fo:border="none" fo:background-color="#C2D69A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15" style:family="table-cell" style:parent-style-name="Notas" style:data-style-name="N0">
      <style:table-cell-properties fo:border="none" style:vertical-align="automatic" fo:background-color="#C2D69A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16" style:family="table-cell" style:parent-style-name="Notas" style:data-style-name="N0">
      <style:table-cell-properties fo:border="none" fo:background-color="#75923C" style:cell-protect="none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7" style:family="table-cell" style:parent-style-name="Notas" style:data-style-name="N4">
      <style:table-cell-properties fo:border="none" fo:background-color="#75923C" style:cell-protect="none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8" style:family="table-cell" style:parent-style-name="Entrada" style:data-style-name="N0">
      <style:table-cell-properties fo:border-top="thin solid #000000" fo:border-bottom="none" fo:border-left="thin solid #000000" fo:border-right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19" style:family="table-cell" style:parent-style-name="Entrada" style:data-style-name="N0">
      <style:table-cell-properties fo:border-top="none" fo:border-bottom="none" fo:border-left="thin solid #000000" fo:border-right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0" style:family="table-cell" style:parent-style-name="Entrada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21" style:family="table-cell" style:parent-style-name="Entrada" style:data-style-name="N0">
      <style:table-cell-properties fo:border-top="none" fo:border-bottom="none" fo:border-left="none" fo:border-right="thin solid #000000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2" style:family="table-cell" style:parent-style-name="Entrada" style:data-style-name="N0">
      <style:table-cell-properties fo:border-top="none" fo:border-bottom="thin solid #000000" fo:border-left="thin solid #000000" fo:border-right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3" style:family="table-cell" style:parent-style-name="Entrada" style:data-style-name="N0">
      <style:table-cell-properties fo:border-top="none" fo:border-bottom="thin solid #000000" fo:border-left="none" fo:border-right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4" style:family="table-cell" style:parent-style-name="Entrada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5" style:family="table-cell" style:parent-style-name="Entrada" style:data-style-name="N0">
      <style:table-cell-properties fo:border-top="none" fo:border-bottom="thin solid #000000" fo:border-left="none" fo:border-right="thin solid #000000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6" style:family="table-cell" style:parent-style-name="Notas" style:data-style-name="N0">
      <style:table-cell-properties fo:border-top="2pt solid #000000" fo:border-bottom="none" fo:border-left="none" fo:border-right="2pt solid #000000" style:vertical-align="automatic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27" style:family="table-cell" style:parent-style-name="Notas" style:data-style-name="N0">
      <style:table-cell-properties fo:border-top="none" fo:border-bottom="none" fo:border-left="2pt solid #000000" fo:border-right="none" fo:background-color="#C2D69A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8" style:family="table-cell" style:parent-style-name="Notas" style:data-style-name="N0">
      <style:table-cell-properties fo:border-top="none" fo:border-bottom="none" fo:border-left="none" fo:border-right="2pt solid #000000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29" style:family="table-cell" style:parent-style-name="Notas" style:data-style-name="N0">
      <style:table-cell-properties fo:border-top="none" fo:border-bottom="none" fo:border-left="2pt solid #000000" fo:border-right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0" style:family="table-cell" style:parent-style-name="Notas" style:data-style-name="N0">
      <style:table-cell-properties fo:border-top="none" fo:border-bottom="none" fo:border-left="2pt solid #000000" fo:border-right="none" style:vertical-align="automatic" fo:background-color="#C2D69A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1" style:family="table-cell" style:parent-style-name="Notas" style:data-style-name="N0">
      <style:table-cell-properties fo:border-top="none" fo:border-bottom="none" fo:border-left="none" fo:border-right="2pt solid #000000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2" style:family="table-cell" style:parent-style-name="Notas" style:data-style-name="N4">
      <style:table-cell-properties fo:border-top="none" fo:border-bottom="none" fo:border-left="none" fo:border-right="2pt solid #000000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3" style:family="table-cell" style:parent-style-name="Notas" style:data-style-name="N0">
      <style:table-cell-properties fo:border-top="none" fo:border-bottom="none" fo:border-left="2pt solid #000000" fo:border-right="none" fo:background-color="#75923C" style:cell-protect="none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34" style:family="table-cell" style:parent-style-name="Notas" style:data-style-name="N0">
      <style:table-cell-properties fo:border-top="none" fo:border-bottom="none" fo:border-left="none" fo:border-right="2pt solid #000000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 style:text-underline-style="solid" style:text-underline-type="single"/>
    </style:style>
    <style:style style:name="ce35" style:family="table-cell" style:parent-style-name="Notas" style:data-style-name="N2">
      <style:table-cell-properties fo:border-top="none" fo:border-bottom="2pt solid #000000" fo:border-left="none" fo:border-right="none" fo:background-color="#D8D8D8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6" style:family="table-cell" style:parent-style-name="Notas" style:data-style-name="N4">
      <style:table-cell-properties fo:border-top="none" fo:border-bottom="2pt solid #000000" fo:border-left="none" fo:border-right="none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7" style:family="table-cell" style:parent-style-name="Notas" style:data-style-name="N4">
      <style:table-cell-properties fo:border-top="none" fo:border-bottom="2pt solid #000000" fo:border-left="none" fo:border-right="2pt solid #000000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8" style:family="table-cell" style:parent-style-name="Notas" style:data-style-name="N4">
      <style:table-cell-properties fo:border="none" fo:background-color="#FFC000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39" style:family="table-cell" style:parent-style-name="Notas" style:data-style-name="N14">
      <style:table-cell-properties fo:border="none" fo:background-color="#FFC000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40" style:family="table-cell" style:parent-style-name="Notas" style:data-style-name="N14">
      <style:table-cell-properties fo:border="none" style:vertical-align="automatic" fo:background-color="#FFC000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41" style:family="table-cell" style:parent-style-name="Notas" style:data-style-name="N4">
      <style:table-cell-properties fo:border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42" style:family="table-cell" style:parent-style-name="Notas" style:data-style-name="N4">
      <style:table-cell-properties fo:border-top="none" fo:border-bottom="none" fo:border-left="none" fo:border-right="2pt solid #000000" fo:background-color="#C2D69A" style:cell-protect="none"/>
      <style:text-properties fo:color="#1F497D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/>
    </style:style>
    <style:style style:name="ce44" style:family="table-cell" style:parent-style-name="Notas" style:data-style-name="N4">
      <style:table-cell-properties fo:border="2pt solid #000000" fo:background-color="#FFFFFF" style:cell-protect="none"/>
      <style:text-properties fo:color="#1F497D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5" style:family="table-cell" style:parent-style-name="Entrada" style:data-style-name="N0">
      <style:table-cell-properties fo:border-top="thin solid #000000" fo:border-bottom="none" fo:border-left="none" fo:border-right="none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46" style:family="table-cell" style:parent-style-name="Entrada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47" style:family="table-cell" style:parent-style-name="Entrada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48" style:family="table-cell" style:parent-style-name="Entrada" style:data-style-name="N0">
      <style:table-cell-properties fo:border="none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4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50" style:family="table-cell" style:parent-style-name="Notas" style:data-style-name="N0">
      <style:table-cell-properties fo:border-top="none" fo:border-bottom="none" fo:border-left="2pt solid #000000" fo:border-right="none" style:vertical-align="top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51" style:family="table-cell" style:parent-style-name="Notas" style:data-style-name="N0">
      <style:table-cell-properties fo:border="none" style:vertical-align="top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52" style:family="table-cell" style:parent-style-name="Notas" style:data-style-name="N0">
      <style:table-cell-properties fo:border-top="none" fo:border-bottom="none" fo:border-left="none" fo:border-right="2pt solid #000000" style:vertical-align="top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53" style:family="table-cell" style:parent-style-name="Notas" style:data-style-name="N0">
      <style:table-cell-properties fo:border-top="none" fo:border-bottom="none" fo:border-left="2pt solid #000000" fo:border-right="none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54" style:family="table-cell" style:parent-style-name="Notas" style:data-style-name="N0">
      <style:table-cell-properties fo:border="none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55" style:family="table-cell" style:parent-style-name="Notas" style:data-style-name="N0">
      <style:table-cell-properties fo:border-top="none" fo:border-bottom="none" fo:border-left="2pt solid #000000" fo:border-right="none" style:vertical-align="automatic" fo:background-color="#C2D69A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56" style:family="table-cell" style:parent-style-name="Notas" style:data-style-name="N0">
      <style:table-cell-properties fo:border="none" style:vertical-align="automatic" fo:background-color="#C2D69A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57" style:family="table-cell" style:parent-style-name="Notas" style:data-style-name="N0">
      <style:table-cell-properties fo:border-top="none" fo:border-bottom="2pt solid #000000" fo:border-left="2pt solid #000000" fo:border-right="none" style:vertical-align="automatic" fo:background-color="#C2D69A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58" style:family="table-cell" style:parent-style-name="Notas" style:data-style-name="N0">
      <style:table-cell-properties fo:border-top="none" fo:border-bottom="2pt solid #000000" fo:border-left="none" fo:border-right="none" style:vertical-align="automatic" fo:background-color="#C2D69A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59" style:family="table-cell" style:parent-style-name="Notas" style:data-style-name="N0">
      <style:table-cell-properties fo:border="none" style:vertical-align="automatic" fo:background-color="transparent" style:cell-protect="none" style:repeat-content="false"/>
      <style:paragraph-properties fo:text-align="center"/>
      <style:text-properties fo:color="#1F497D" style:font-name="Tahoma" style:font-name-asian="Tahoma" style:font-name-complex="Tahoma" fo:font-size="12pt" style:font-size-asian="12pt" style:font-size-complex="12pt"/>
    </style:style>
    <style:style style:name="ce60" style:family="table-cell" style:parent-style-name="Notas" style:data-style-name="N0">
      <style:table-cell-properties fo:border-top="none" fo:border-bottom="none" fo:border-left="2pt solid #000000" fo:border-right="none" style:vertical-align="automatic" fo:background-color="#75923C" style:cell-protect="none" style:repeat-content="false"/>
      <style:paragraph-properties fo:text-align="start" fo:margin-left="0cm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1" style:family="table-cell" style:parent-style-name="Notas" style:data-style-name="N0">
      <style:table-cell-properties fo:border="none" style:vertical-align="automatic" fo:background-color="#75923C" style:cell-protect="none" style:repeat-content="false"/>
      <style:paragraph-properties fo:text-align="start" fo:margin-left="0cm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2" style:family="table-cell" style:parent-style-name="Notas" style:data-style-name="N0">
      <style:table-cell-properties fo:border-top="2pt solid #000000" fo:border-bottom="none" fo:border-left="2pt solid #000000" fo:border-right="none" style:vertical-align="automatic" fo:background-color="#75923C" style:cell-protect="none" style:repeat-content="false"/>
      <style:paragraph-properties fo:text-align="start" fo:margin-left="0cm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3" style:family="table-cell" style:parent-style-name="Notas" style:data-style-name="N0">
      <style:table-cell-properties fo:border-top="2pt solid #000000" fo:border-bottom="none" fo:border-left="none" fo:border-right="none" style:vertical-align="automatic" fo:background-color="#75923C" style:cell-protect="none" style:repeat-content="false"/>
      <style:paragraph-properties fo:text-align="start" fo:margin-left="0cm"/>
      <style:text-properties fo:color="#FFFFFF"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4" style:family="table-cell" style:parent-style-name="Entrada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65" style:family="table-cell" style:parent-style-name="Entrada" style:data-style-name="N0">
      <style:table-cell-properties fo:border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66" style:family="table-cell" style:parent-style-name="Entrada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1F497D" style:font-name="Tahoma" style:font-name-asian="Tahoma" style:font-name-complex="Tahoma" fo:font-size="12pt" style:font-size-asian="12pt" style:font-size-complex="12pt"/>
    </style:style>
    <style:style style:name="ce67" style:family="table-cell" style:parent-style-name="Entrada" style:data-style-name="N0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start" fo:margin-left="0cm"/>
      <style:text-properties fo:color="#1F497D" style:font-name="Tahoma" style:font-name-asian="Tahoma" style:font-name-complex="Tahoma" fo:font-size="12pt" style:font-size-asian="12pt" style:font-size-complex="12pt"/>
    </style:style>
    <style:style style:name="ce68" style:family="table-cell" style:parent-style-name="Notas" style:data-style-name="N4">
      <style:table-cell-properties fo:border="none" style:vertical-align="automatic" fo:background-color="transparent" style:cell-protect="none"/>
      <style:text-properties fo:color="#538ED5" style:font-name="Tahoma" style:font-name-asian="Tahoma" style:font-name-complex="Tahoma" fo:font-size="12pt" style:font-size-asian="12pt" style:font-size-complex="12pt"/>
    </style:style>
    <style:style style:name="ce69" style:family="table-cell" style:parent-style-name="Notas" style:data-style-name="N2">
      <style:table-cell-properties fo:border="none" style:vertical-align="automatic" fo:background-color="transparent" style:cell-protect="none"/>
      <style:text-properties fo:color="#538ED5" style:font-name="Tahoma" style:font-name-asian="Tahoma" style:font-name-complex="Tahoma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auto-grow-width="false" draw:auto-grow-height="false"/>
    </style:style>
    <style:style style:family="graphic" style:name="a0">
      <style:graphic-properties draw:auto-grow-width="false" draw:auto-grow-height="false"/>
    </style:style>
    <style:style style:family="graphic" style:name="a7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  <style:style style:family="graphic" style:name="a8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  <style:style style:family="graphic" style:name="a3">
      <style:graphic-properties draw:auto-grow-width="false" draw:auto-grow-height="false"/>
    </style:style>
    <style:style style:family="graphic" style:name="a4">
      <style:graphic-properties draw:auto-grow-width="false" draw:auto-grow-height="false"/>
    </style:style>
    <style:style style:family="graphic" style:name="a5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8">
            <text:p>EMPRESA</text:p>
          </table:table-cell>
          <table:table-cell table:number-columns-spanned="3" table:number-rows-spanned="1" table:style-name="ce64"/>
          <table:covered-table-cell table:number-columns-repeated="2"/>
          <table:table-cell office:value-type="string" table:number-columns-spanned="4" table:number-rows-spanned="1" table:style-name="ce46">
            <text:p>TRABAJADOR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4" table:number-rows-spanned="1" table:style-name="ce47">
            <text:p>DOMICILIO</text:p>
          </table:table-cell>
          <table:covered-table-cell table:number-columns-repeated="3"/>
          <table:table-cell office:value-type="string" table:style-name="ce2">
            <text:p>NIF</text:p>
          </table:table-cell>
          <table:table-cell table:style-name="ce11"/>
          <table:table-cell office:value-type="string" table:style-name="ce3">
            <text:p>Nº S.S</text:p>
          </table:table-cell>
          <table:table-cell table:style-name="ce20"/>
          <table:table-cell table:number-columns-repeated="16376"/>
        </table:table-row>
        <table:table-row table:style-name="ro1">
          <table:table-cell office:value-type="string" table:style-name="ce19">
            <text:p>CIF</text:p>
          </table:table-cell>
          <table:table-cell table:number-columns-spanned="3" table:number-rows-spanned="1" table:style-name="ce65"/>
          <table:covered-table-cell table:number-columns-repeated="2"/>
          <table:table-cell office:value-type="string" table:style-name="ce2">
            <text:p>CATEGORIA</text:p>
          </table:table-cell>
          <table:table-cell table:style-name="ce11"/>
          <table:table-cell office:value-type="string" table:number-columns-spanned="2" table:number-rows-spanned="1" table:style-name="ce67">
            <text:p>ANTIGÜEDAD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19">
            <text:p>POBLACIÓN</text:p>
          </table:table-cell>
          <table:table-cell table:number-columns-spanned="3" table:number-rows-spanned="1" table:style-name="ce65"/>
          <table:covered-table-cell table:number-columns-repeated="2"/>
          <table:table-cell office:value-type="string" table:style-name="ce2">
            <text:p>EPÍGRAFE</text:p>
          </table:table-cell>
          <table:table-cell table:style-name="ce4"/>
          <table:table-cell table:style-name="ce2"/>
          <table:table-cell table:style-name="ce21"/>
          <table:table-cell table:number-columns-repeated="16376"/>
        </table:table-row>
        <table:table-row table:style-name="ro1">
          <table:table-cell office:value-type="string" table:style-name="ce22">
            <text:p>CCC</text:p>
          </table:table-cell>
          <table:table-cell table:number-columns-spanned="3" table:number-rows-spanned="1" table:style-name="ce66"/>
          <table:covered-table-cell table:number-columns-repeated="2"/>
          <table:table-cell office:value-type="string" table:style-name="ce23">
            <text:p>GRUPO COTIZACION</text:p>
          </table:table-cell>
          <table:table-cell table:style-name="ce23"/>
          <table:table-cell table:style-name="ce24"/>
          <table:table-cell table:style-name="ce25"/>
          <table:table-cell table:number-columns-repeated="16376"/>
        </table:table-row>
        <table:table-row table:style-name="ro1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string" table:style-name="ce5">
            <text:p>Periodo liquidación</text:p>
          </table:table-cell>
          <table:table-cell office:value-type="string" table:number-columns-spanned="5" table:number-rows-spanned="1" table:style-name="ce59">
            <text:p>____ de _______________ al _____ de ___________</text:p>
          </table:table-cell>
          <table:covered-table-cell table:number-columns-repeated="4"/>
          <table:table-cell office:value-type="string" table:style-name="ce12">
            <text:p>Total días</text:p>
          </table:table-cell>
          <table:table-cell office:value-type="float" office:value="30" table:style-name="ce6">
            <office:annotation draw:style-name="a0" svg:x="5.44791666666667in" svg:y="1.125in" svg:width="2.04166666666667in" svg:height="0.614583333333333in">
              <dc:creator>Gloria</dc:creator>
              <text:p><text:span text:style-name="T1">Si el salario está establecido por mes, siempre se consignará 30 días</text:span><text:span text:style-name="T2"/></text:p>
              <text:p/>
            </office:annotation>
            <text:p>30</text:p>
          </table:table-cell>
          <table:table-cell table:number-columns-repeated="16376"/>
        </table:table-row>
        <table:table-row table:style-name="ro2">
          <table:table-cell table:style-name="ce5"/>
          <table:table-cell table:number-columns-repeated="5" table:style-name="ce6"/>
          <table:table-cell table:style-name="ce12"/>
          <table:table-cell table:style-name="ce6"/>
          <table:table-cell table:number-columns-repeated="16376"/>
        </table:table-row>
        <table:table-row table:style-name="ro1">
          <table:table-cell office:value-type="string" table:number-columns-spanned="7" table:number-rows-spanned="1" table:style-name="ce62">
            <text:p>I. DEVENGOS</text:p>
          </table:table-cell>
          <table:covered-table-cell table:number-columns-repeated="6"/>
          <table:table-cell office:value-type="string" table:style-name="ce26">
            <text:p>TOTALES</text:p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5">
            <text:p>1. Percepciones salariales</text:p>
          </table:table-cell>
          <table:covered-table-cell table:number-columns-repeated="4"/>
          <table:table-cell table:number-columns-repeated="2" table:style-name="ce5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Salario base</text:p>
          </table:table-cell>
          <table:covered-table-cell table:number-columns-repeated="4"/>
          <table:table-cell table:style-name="ce5"/>
          <table:table-cell office:value-type="float" office:value="750" table:style-name="ce38">
            <text:p>750,00</text:p>
          </table:table-cell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Complemento de <text:s/>___________________________________</text:p>
          </table:table-cell>
          <table:covered-table-cell table:number-columns-repeated="4"/>
          <table:table-cell table:style-name="ce5"/>
          <table:table-cell office:value-type="float" office:value="25" table:style-name="ce38">
            <text:p>25,00</text:p>
          </table:table-cell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Complemento de <text:s/>___________________________________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Complemento de <text:s/>___________________________________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Complemento de <text:s/>___________________________________<text:s/>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Horas extraordinarias por fuerza mayor<text:s/>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Horas extraordinarias</text:p>
          </table:table-cell>
          <table:covered-table-cell table:number-columns-repeated="4"/>
          <table:table-cell table:style-name="ce5"/>
          <table:table-cell office:value-type="float" office:value="56" table:style-name="ce38">
            <text:p>56,00</text:p>
          </table:table-cell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Gratificaciones extraordinarias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Salario en especie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5">
            <text:p>2. Percepciones no salariales</text:p>
          </table:table-cell>
          <table:covered-table-cell table:number-columns-repeated="4"/>
          <table:table-cell table:style-name="ce5"/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Compensación de gastos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Prestaciones e indemnizaciones de la Seguridad Social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Indemnizaciones o suplidos</text:p>
          </table:table-cell>
          <table:covered-table-cell table:number-columns-repeated="4"/>
          <table:table-cell table:style-name="ce5"/>
          <table:table-cell table:style-name="ce38"/>
          <table:table-cell table:style-name="ce28"/>
          <table:table-cell table:number-columns-repeated="16376"/>
        </table:table-row>
        <table:table-row table:style-name="ro1">
          <table:table-cell table:style-name="ce29"/>
          <table:table-cell office:value-type="string" table:number-columns-spanned="3" table:number-rows-spanned="1" table:style-name="ce56">
            <text:p>A. TOTAL DEVENGADO</text:p>
          </table:table-cell>
          <table:covered-table-cell table:number-columns-repeated="2"/>
          <table:table-cell table:style-name="ce12"/>
          <table:table-cell table:style-name="ce5"/>
          <table:table-cell table:style-name="ce8"/>
          <table:table-cell office:value-type="float" office:value="831" table:formula="msoxl:=SUM(G11:G23)" table:style-name="ce42">
            <office:annotation draw:style-name="a1" svg:x="6.48958333333333in" svg:y="3.98958333333333in" svg:width="2.04166666666667in" svg:height="0.645833333333333in">
              <dc:creator>jfRC</dc:creator>
              <text:p><text:span text:style-name="T7">jfRC:</text:span><text:span text:style-name="T6"/></text:p>
              <text:p><text:span text:style-name="T6">Son las cantidades que el trabajador ha generado en un periodo de tiempo y sin que se les aplique deducción alguna</text:span></text:p>
            </office:annotation>
            <text:p>831,00</text:p>
          </table:table-cell>
          <table:table-cell table:number-columns-repeated="16376"/>
        </table:table-row>
        <table:table-row table:style-name="ro1">
          <table:table-cell table:style-name="ce29"/>
          <table:table-cell table:number-columns-repeated="5" table:style-name="ce5"/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7" table:number-rows-spanned="1" table:style-name="ce60">
            <text:p>III . DEDUCCIONES</text:p>
          </table:table-cell>
          <table:covered-table-cell table:number-columns-repeated="6"/>
          <table:table-cell table:style-name="ce28"/>
          <table:table-cell table:number-columns-repeated="16376"/>
        </table:table-row>
        <table:table-row table:style-name="ro1">
          <table:table-cell office:value-type="string" table:style-name="ce30">
            <text:p>Cuota Obrera</text:p>
          </table:table-cell>
          <table:table-cell table:style-name="ce15"/>
          <table:table-cell table:number-columns-repeated="5" table:style-name="ce12"/>
          <table:table-cell table:style-name="ce31"/>
          <table:table-cell table:number-columns-repeated="16376"/>
        </table:table-row>
        <table:table-row table:style-name="ro1">
          <table:table-cell office:value-type="string" table:number-columns-spanned="3" table:number-rows-spanned="1" table:style-name="ce53">
            <text:p>Contingencias comunes<text:s/></text:p>
          </table:table-cell>
          <table:covered-table-cell table:number-columns-repeated="2"/>
          <table:table-cell table:style-name="ce68"/>
          <table:table-cell office:value-type="percentage" office:value="4.7E-2" table:style-name="ce9">
            <text:p>4,70%</text:p>
          </table:table-cell>
          <table:table-cell office:value-type="float" office:value="42.3" table:formula="msoxl:=(F49*E28)" table:style-name="ce10">
            <text:p>42,30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3" table:number-rows-spanned="1" table:style-name="ce53">
            <text:p>Desempleo<text:s/></text:p>
          </table:table-cell>
          <table:covered-table-cell table:number-columns-repeated="2"/>
          <table:table-cell table:style-name="ce68"/>
          <table:table-cell office:value-type="percentage" office:value="1.55E-2" table:style-name="ce40">
            <office:annotation draw:style-name="a2" svg:x="3.51041666666667in" svg:y="5.73958333333333in" svg:width="2.47916666666667in" svg:height="0.489583333333333in">
              <dc:creator>Gloria</dc:creator>
              <text:p><text:span text:style-name="T1">Dependerá del tipo de contrato. Si se trata de un contrato indefinido es 1,55%, si es temporal el 1,6%</text:span><text:span text:style-name="T2"/></text:p>
              <text:p/>
            </office:annotation>
            <text:p>1,55%</text:p>
          </table:table-cell>
          <table:table-cell office:value-type="float" office:value="14.818" table:formula="msoxl:=(F50*E29)" table:style-name="ce10">
            <text:p>14,82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3" table:number-rows-spanned="1" table:style-name="ce53">
            <text:p>Formación Profesional<text:s/></text:p>
          </table:table-cell>
          <table:covered-table-cell table:number-columns-repeated="2"/>
          <table:table-cell table:style-name="ce68"/>
          <table:table-cell office:value-type="percentage" office:value="1E-3" table:style-name="ce9">
            <text:p>0,10%</text:p>
          </table:table-cell>
          <table:table-cell office:value-type="float" office:value="0.95600000000000007" table:formula="msoxl:=(F50*E30)" table:style-name="ce10">
            <text:p>0,96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3" table:number-rows-spanned="1" table:style-name="ce53">
            <text:p>Horas extraordinarias<text:s/></text:p>
          </table:table-cell>
          <table:covered-table-cell table:number-columns-repeated="2"/>
          <table:table-cell table:style-name="ce69"/>
          <table:table-cell office:value-type="percentage" office:value="4.7E-2" table:style-name="ce9">
            <text:p>4,70%</text:p>
          </table:table-cell>
          <table:table-cell office:value-type="float" office:value="2.6320000000000001" table:formula="msoxl:=(F52*E31)" table:style-name="ce10">
            <text:p>2,63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3" table:number-rows-spanned="1" table:style-name="ce53">
            <text:p>Horas extraordinarias <text:s/>fuerza mayor<text:s/></text:p>
          </table:table-cell>
          <table:covered-table-cell table:number-columns-repeated="2"/>
          <table:table-cell table:style-name="ce68"/>
          <table:table-cell office:value-type="percentage" office:value="0.02" table:style-name="ce9">
            <text:p>2,00%</text:p>
          </table:table-cell>
          <table:table-cell office:value-type="float" office:value="0" table:formula="msoxl:=(F51*E32)" table:style-name="ce10">
            <text:p>0,00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style-name="ce27">
            <text:p>1. Total aportaciones a la Seguridad Social</text:p>
          </table:table-cell>
          <table:table-cell table:number-columns-repeated="3" table:style-name="ce13"/>
          <table:table-cell table:number-columns-repeated="2" table:style-name="ce5"/>
          <table:table-cell office:value-type="float" office:value="60.705999999999996" table:formula="msoxl:=SUM(F28:F32)" table:style-name="ce7">
            <text:p>60,71</text:p>
          </table:table-cell>
          <table:table-cell table:style-name="ce28"/>
          <table:table-cell table:number-columns-repeated="16376"/>
        </table:table-row>
        <table:table-row table:style-name="ro1">
          <table:table-cell office:value-type="string" table:style-name="ce27">
            <text:p>2. IRPF</text:p>
          </table:table-cell>
          <table:table-cell table:style-name="ce14"/>
          <table:table-cell table:number-columns-repeated="2" table:style-name="ce13"/>
          <table:table-cell office:value-type="percentage" office:value="0.02" table:style-name="ce39">
            <office:annotation draw:style-name="a3" svg:x="3.51041666666667in" svg:y="6.78125in" svg:width="2.67708333333333in" svg:height="1.05208333333333in">
              <dc:creator>Gloria</dc:creator>
              <text:p><text:span text:style-name="T3">Dependerá del bruto que vaya a percibir el trabajador al año y las situaciones personales de éste. El porcentaje se calculará en base a la norma de IRPF. En la página de la AEAT en la zona de PROGRAMAS, podrá descargar un programa de RETENCIONES para realizar el cálculo.</text:span></text:p>
              <text:p><text:span text:style-name="T3">El 2% aplica para contratos menores o iguales a 6 meses.</text:span></text:p>
            </office:annotation>
            <text:p>2,00%</text:p>
          </table:table-cell>
          <table:table-cell table:style-name="ce5"/>
          <table:table-cell office:value-type="float" office:value="16.62" table:formula="msoxl:=(F53*E34)" table:style-name="ce7">
            <text:p>16,62</text:p>
          </table:table-cell>
          <table:table-cell table:style-name="ce28"/>
          <table:table-cell table:number-columns-repeated="16376"/>
        </table:table-row>
        <table:table-row table:style-name="ro1">
          <table:table-cell office:value-type="string" table:style-name="ce27">
            <text:p>3. Anticipos</text:p>
          </table:table-cell>
          <table:table-cell table:number-columns-repeated="3" table:style-name="ce13"/>
          <table:table-cell table:number-columns-repeated="2" table:style-name="ce5"/>
          <table:table-cell table:style-name="ce7"/>
          <table:table-cell table:style-name="ce28"/>
          <table:table-cell table:number-columns-repeated="16376"/>
        </table:table-row>
        <table:table-row table:style-name="ro1">
          <table:table-cell office:value-type="string" table:style-name="ce27">
            <text:p>4. Valor de los productos recibidos en especie</text:p>
          </table:table-cell>
          <table:table-cell table:number-columns-repeated="3" table:style-name="ce13"/>
          <table:table-cell table:number-columns-repeated="2" table:style-name="ce5"/>
          <table:table-cell table:style-name="ce7"/>
          <table:table-cell table:style-name="ce28"/>
          <table:table-cell table:number-columns-repeated="16376"/>
        </table:table-row>
        <table:table-row table:style-name="ro1">
          <table:table-cell office:value-type="string" table:style-name="ce27">
            <text:p>5. Otras deducciones</text:p>
          </table:table-cell>
          <table:table-cell table:number-columns-repeated="3" table:style-name="ce13"/>
          <table:table-cell table:number-columns-repeated="2" table:style-name="ce5"/>
          <table:table-cell table:style-name="ce7"/>
          <table:table-cell table:style-name="ce28"/>
          <table:table-cell table:number-columns-repeated="16376"/>
        </table:table-row>
        <table:table-row table:style-name="ro1">
          <table:table-cell table:style-name="ce29"/>
          <table:table-cell table:number-columns-repeated="5" table:style-name="ce5"/>
          <table:table-cell table:style-name="ce41"/>
          <table:table-cell table:style-name="ce28"/>
          <table:table-cell table:number-columns-repeated="16376"/>
        </table:table-row>
        <table:table-row table:style-name="ro2">
          <table:table-cell table:style-name="ce29"/>
          <table:table-cell office:value-type="string" table:style-name="ce15">
            <text:p>B. TOTAL A DEDUCIR</text:p>
          </table:table-cell>
          <table:table-cell table:number-columns-repeated="2" table:style-name="ce15"/>
          <table:table-cell table:style-name="ce12"/>
          <table:table-cell table:style-name="ce5"/>
          <table:table-cell table:style-name="ce41"/>
          <table:table-cell office:value-type="float" office:value="77.325999999999993" table:formula="msoxl:=SUM(G33:G37)" table:style-name="ce42">
            <text:p>77,33</text:p>
          </table:table-cell>
          <table:table-cell table:number-columns-repeated="16376"/>
        </table:table-row>
        <table:table-row table:style-name="ro2">
          <table:table-cell table:style-name="ce29"/>
          <table:table-cell table:style-name="ce5"/>
          <table:table-cell office:value-type="string" table:style-name="ce13">
            <text:p>LIQUIDO TOTAL A PERCIBIR (A-B)</text:p>
          </table:table-cell>
          <table:table-cell table:number-columns-repeated="3" table:style-name="ce13"/>
          <table:table-cell table:style-name="ce41"/>
          <table:table-cell office:value-type="float" office:value="753.67399999999998" table:formula="msoxl:=+H24-H39" table:style-name="ce44">
            <text:p>753,67</text:p>
          </table:table-cell>
          <table:table-cell table:number-columns-repeated="16376"/>
        </table:table-row>
        <table:table-row table:style-name="ro3">
          <table:table-cell office:value-type="string" table:number-columns-spanned="4" table:number-rows-spanned="4" table:style-name="ce50">
            <text:p>Firma y sello de la empresa</text:p>
          </table:table-cell>
          <table:covered-table-cell table:number-columns-repeated="3"/>
          <table:table-cell office:value-type="string" table:number-columns-spanned="2" table:number-rows-spanned="4" table:style-name="ce51">
            <text:p>Fecha</text:p>
          </table:table-cell>
          <table:covered-table-cell/>
          <table:table-cell office:value-type="string" table:number-columns-spanned="2" table:number-rows-spanned="4" table:style-name="ce52">
            <text:p>Recibi</text:p>
          </table:table-cell>
          <table:covered-table-cell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office:value-type="string" table:style-name="ce33">
            <text:p>II. DETERMINACION DE LAS BASES DE COTIZACION A LA SEGURIDAD SOCIAL E IRPF</text:p>
          </table:table-cell>
          <table:table-cell table:number-columns-repeated="5" table:style-name="ce16"/>
          <table:table-cell table:style-name="ce17"/>
          <table:table-cell table:style-name="ce34"/>
          <table:table-cell table:number-columns-repeated="16376"/>
        </table:table-row>
        <table:table-row table:style-name="ro1">
          <table:table-cell office:value-type="string" table:style-name="ce27">
            <text:p>1. Base de cotización por contingencias comunes (BCCC)</text:p>
          </table:table-cell>
          <table:table-cell table:number-columns-repeated="4" table:style-name="ce13"/>
          <table:table-cell table:style-name="ce5"/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Remuneración mensual (RM)</text:p>
          </table:table-cell>
          <table:covered-table-cell table:number-columns-repeated="4"/>
          <table:table-cell office:value-type="float" office:value="775" table:formula="msoxl:=+G11+G12+G13+G14+G15+G19" table:style-name="ce7">
            <office:annotation draw:style-name="a4" svg:x="4.77083333333333in" svg:y="8.0625in" svg:width="2.09375in" svg:height="0.90625in">
              <dc:creator>jfRC</dc:creator>
              <text:p><text:span text:style-name="T5">jfRC:</text:span><text:span text:style-name="T4"/></text:p>
              <text:p><text:span text:style-name="T4">Se obtiene restándole al <text:s/>Total devengado todas las horass extras abonadas, la gratificación extraordinaria o paga extraordinaria si se abona en dicho mes y, en general, las percepciones salariales abonadas</text:span></text:p>
            </office:annotation>
            <text:p>775,00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Prorrata pagas extras (PPE)</text:p>
          </table:table-cell>
          <table:covered-table-cell table:number-columns-repeated="4"/>
          <table:table-cell office:value-type="float" office:value="125" table:style-name="ce38">
            <office:annotation draw:style-name="a5" svg:x="4.77083333333333in" svg:y="8.23958333333333in" svg:width="1.8125in" svg:height="1.14583333333333in">
              <dc:creator>jfRC</dc:creator>
              <text:p><text:span text:style-name="T5">jfRC:</text:span><text:span text:style-name="T4"/></text:p>
              <text:p><text:span text:style-name="T4">Para <text:s/>determinar la prorrata se divide la cuantia anual de las pagas extraordinarias entre 12, en el supuesto de salarios mensuales; si se trata de salarios diarios, se divide priemro entre 365 multiplicando la cuantía obtenida por los días del mes.</text:span></text:p>
            </office:annotation>
            <text:p>125,00</text:p>
          </table:table-cell>
          <table:table-cell table:style-name="ce8"/>
          <table:table-cell table:style-name="ce28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3">
            <text:p>TOTAL</text:p>
          </table:table-cell>
          <table:covered-table-cell table:number-columns-repeated="4"/>
          <table:table-cell office:value-type="float" office:value="900" table:formula="msoxl:=SUM(F47:F48)" table:style-name="ce7">
            <office:annotation draw:style-name="a6" svg:x="4.77083333333333in" svg:y="8.41666666666667in" svg:width="0.979166666666667in" svg:height="0.46875in">
              <dc:creator>jfRC</dc:creator>
              <text:p><text:span text:style-name="T5">jfRC:</text:span><text:span text:style-name="T4"/></text:p>
              <text:p><text:span text:style-name="T4">BCCC = RM + PPE</text:span></text:p>
            </office:annotation>
            <text:p>900,00</text:p>
          </table:table-cell>
          <table:table-cell table:style-name="ce8"/>
          <table:table-cell table:style-name="ce32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5">
            <text:p>2. Base de cotización por contingencias profesionales (BCCP)</text:p>
          </table:table-cell>
          <table:covered-table-cell table:number-columns-repeated="4"/>
          <table:table-cell office:value-type="float" office:value="956" table:formula="msoxl:=+F49+F51+F52" table:style-name="ce7">
            <office:annotation draw:style-name="a7" svg:x="4.77083333333333in" svg:y="8.59375in" svg:width="2.42708333333333in" svg:height="0.479166666666667in">
              <dc:creator>jfRC</dc:creator>
              <text:p><text:span text:style-name="T7">jfRC:</text:span><text:span text:style-name="T6"/></text:p>
              <text:p><text:span text:style-name="T6">La BCCP se obtiene sumandole a la BCCC las horas extraordinarias abonadas en el mes</text:span></text:p>
            </office:annotation>
            <text:p>956,00</text:p>
          </table:table-cell>
          <table:table-cell table:style-name="ce8"/>
          <table:table-cell table:style-name="ce32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5">
            <text:p>3. Base de cotización por horas extraordinarias por fuerza mayor<text:s/></text:p>
          </table:table-cell>
          <table:covered-table-cell table:number-columns-repeated="4"/>
          <table:table-cell office:value-type="float" office:value="0" table:formula="msoxl:=G16" table:style-name="ce7">
            <text:p>0,00</text:p>
          </table:table-cell>
          <table:table-cell table:style-name="ce8"/>
          <table:table-cell table:style-name="ce32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55">
            <text:p>4. Base de cotización de resto horas extraordinarias</text:p>
          </table:table-cell>
          <table:covered-table-cell table:number-columns-repeated="4"/>
          <table:table-cell office:value-type="float" office:value="56" table:formula="msoxl:=G17" table:style-name="ce10">
            <text:p>56,00</text:p>
          </table:table-cell>
          <table:table-cell table:style-name="ce8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5" table:number-rows-spanned="1" table:style-name="ce57">
            <text:p>5. Base sujeta a retención del IRPF</text:p>
          </table:table-cell>
          <table:covered-table-cell table:number-columns-repeated="4"/>
          <table:table-cell office:value-type="float" office:value="831" table:formula="msoxl:=SUM(G11:G23)" table:style-name="ce35">
            <office:annotation draw:style-name="a8" svg:x="4.83333333333333in" svg:y="9.125in" svg:width="1.65625in" svg:height="0.75in">
              <dc:creator>jfRC</dc:creator>
              <text:p><text:span text:style-name="T7">jfRC:</text:span><text:span text:style-name="T6"/></text:p>
              <text:p><text:span text:style-name="T6">Las cantidades que se retienen se calculan<text:s/></text:span><text:span text:style-name="T8">normalmente</text:span><text:span text:style-name="T6"><text:s/>sobre las retribuciones brutas, exceptuando ciertas compensaciones de gastos e indemnizaciones</text:span></text:p>
            </office:annotation>
            <text:p>831,00</text:p>
          </table:table-cell>
          <table:table-cell table:style-name="ce36"/>
          <table:table-cell table:style-name="ce37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7" table:number-rows-spanned="1" table:style-name="ce49">
            <text:p>Las casillas con fondo naranja deberán completarse o modificarse, si procede.</text:p>
          </table:table-cell>
          <table:covered-table-cell table:number-columns-repeated="6"/>
          <table:table-cell table:style-name="ce43"/>
          <table:table-cell table:number-columns-repeated="16376"/>
        </table:table-row>
        <table:table-row table:number-rows-repeated="1048521" table:style-name="ro4">
          <table:table-cell table:number-columns-repeated="16384"/>
        </table:table-row>
      </table:table>
      <table:table table:name="Hoja2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Hoja3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</office:styles>
  <office:automatic-styles>
    <style:page-layout style:name="pm1">
      <style:page-layout-properties fo:margin-top="0.2in" fo:margin-bottom="0.31496062992126in" fo:margin-left="0.33in" fo:margin-right="0.32in" style:print-orientation="portrait" style:print-page-order="ttb" style:first-page-number="continue" style:scale-to="90%" style:table-centering="none" style:print="objects charts drawings"/>
      <style:header-style>
        <style:header-footer-properties fo:min-height="0.19in" fo:margin-left="0.33in" fo:margin-right="0.32in" fo:margin-bottom="0in"/>
      </style:header-style>
      <style:footer-style>
        <style:header-footer-properties fo:min-height="0.11503937007874in" fo:margin-left="0.33in" fo:margin-right="0.32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aco</meta:initial-creator>
    <dc:creator>jfRC</dc:creator>
    <meta:creation-date>2010-11-16T09:47:01Z</meta:creation-date>
    <dc:date>2011-11-03T19:04:51Z</dc:date>
    <meta:print-date>2011-11-03T18:08:24Z</meta:print-date>
  </office:meta>
</office:document-meta>
</file>